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3" style:family="paragraph" style:parent-style-name="Text_20_body">
      <style:paragraph-properties fo:text-align="justify" style:justify-single-word="false"/>
    </style:style>
    <style:style style:name="P74" style:family="paragraph" style:parent-style-name="Text_20_body">
      <style:text-properties fo:language="ru" fo:country="RU"/>
    </style:style>
    <style:style style:name="P75" style:family="paragraph" style:parent-style-name="Text_20_body">
      <loext:graphic-properties draw:fill="solid" draw:fill-color="#eeeeee" draw:opacity="100%"/>
      <style:paragraph-properties fo:background-color="#eeeeee"/>
      <style:text-properties fo:language="ru" fo:country="RU"/>
    </style:style>
    <style:style style:name="P7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paragraph-properties fo:margin-left="0in" fo:margin-right="0in" fo:text-indent="0in"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fo:color="#800000" fo:language="ru" fo:country="RU"/>
    </style:style>
    <style:style style:name="P96" style:family="paragraph" style:parent-style-name="Footnote">
      <style:text-properties style:use-window-font-color="true"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1">
      <style:paragraph-properties fo:text-align="justify" style:justify-single-word="false"/>
      <style:text-properties fo:language="ru" fo:country="RU"/>
    </style:style>
    <style:style style:name="P106" style:family="paragraph" style:parent-style-name="Text_20_body" style:list-style-name="L2">
      <style:paragraph-properties fo:text-align="justify" style:justify-single-word="false"/>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text-properties officeooo:rsid="00114843" officeooo:paragraph-rsid="00114843"/>
    </style:style>
    <style:style style:name="P10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2d25"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ecb97"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4843" officeooo:paragraph-rsid="00114843" style:font-style-asian="normal" style:font-style-complex="normal"/>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1">
      <loext:graphic-properties draw:fill="solid" draw:fill-color="#eeeeee" draw:opacity="100%"/>
      <style:paragraph-properties fo:background-color="#eeeeee"/>
    </style:style>
    <style:style style:name="P119" style:family="paragraph" style:parent-style-name="Heading_20_1">
      <style:paragraph-properties fo:margin-left="0in" fo:margin-right="0in" fo:text-align="center" style:justify-single-word="false" fo:text-indent="0.1965in" style:auto-text-indent="false"/>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style="italic" style:font-style-asian="italic" style:font-style-complex="italic"/>
    </style:style>
    <style:style style:name="T25" style:family="text">
      <style:text-properties style:use-window-font-color="true" fo:language="en" fo:country="US"/>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officeooo:rsid="0011b025"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0d2d25"/>
    </style:style>
    <style:style style:name="T40" style:family="text">
      <style:text-properties officeooo:rsid="000d4910"/>
    </style:style>
    <style:style style:name="T41" style:family="text">
      <style:text-properties officeooo:rsid="000fe4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26517291970944147" text:style-name="L1">
        <text:list-item>
          <text:p text:style-name="P104">добавить детектив <text:span text:style-name="T1">(реализовано)</text:span>+ магические уроки/трактаты Старсвирла (реализовано)</text:p>
        </text:list-item>
        <text:list-item>
          <text:p text:style-name="P105">Терра несколько раз пытается убить Макса (один раз — в аквапарке). Несколько раз Макса спасает Селестия (даёт приказы Нексусу)</text:p>
        </text:list-item>
        <text:list-item>
          <text:p text:style-name="P105">Книги:</text:p>
        </text:list-item>
      </text:list>
      <text:list xml:id="list975848554123954921" text:style-name="L2">
        <text:list-item>
          <text:p text:style-name="P106">«Великие грифоны прошлого» - из канона (5<text:span text:style-name="T5">s8e)</text:span></text:p>
        </text:list-item>
        <text:list-item>
          <text:p text:style-name="P106">«Высшие заклинания в повседневном использовании: от песчинки до дворца»</text:p>
        </text:list-item>
        <text:list-item>
          <text:p text:style-name="P106">«Малоизвестные аспекты магии трансформаций»</text:p>
        </text:list-item>
        <text:list-item>
          <text:p text:style-name="P10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6">Дасти Вейфарер «Зебрианская культура, быт и фольклор»</text:p>
        </text:list-item>
        <text:list-item>
          <text:p text:style-name="P106">«Краткая история Эквестрии»</text:p>
        </text:list-item>
        <text:list-item>
          <text:p text:style-name="P106">«Шедевры архитектуры Эквестрии» с разделом о Кантерлотском Королевском Дворце</text:p>
        </text:list-item>
        <text:list-item>
          <text:p text:style-name="P106">«Великие дела и великие чары». Страница 893: …</text:p>
        </text:list-item>
        <text:list-item>
          <text:p text:style-name="P106">«Природа Проклятий» - обмен</text:p>
        </text:list-item>
        <text:list-item>
          <text:p text:style-name="P106">«Магия для Чайников» - обмен</text:p>
        </text:list-item>
        <text:list-item>
          <text:p text:style-name="P106">«Энциклопедия Арканум» - обмен</text:p>
        </text:list-item>
        <text:list-item>
          <text:p text:style-name="P106">«О Гейсах» - обмен</text:p>
        </text:list-item>
        <text:list-item>
          <text:p text:style-name="P106">«Тайны Тайных Наук» - обмен</text:p>
        </text:list-item>
        <text:list-item>
          <text:p text:style-name="P106">«Основы Заклятий» - обмен</text:p>
        </text:list-item>
        <text:list-item>
          <text:p text:style-name="P106"><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551685918635037128"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3">Искусственный интеллект. Создан Владом и Максом. Разработан для управления корпорациями.</text:p>
      <text:h text:style-name="Heading_20_3" text:outline-level="3">Норф</text:h>
      <text:p text:style-name="P7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0" text:outline-level="2">1. Терра</text:h>
      <text:p text:style-name="P26">музыка - кондовая электронная, холодная и отчаянная (Electronics “Disappointed”)</text:p>
      <text:p text:style-name="P8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5">&gt;\</text:span>Привет, Нексус. Это Макс.</text:p>
      <text:p text:style-name="P50"><text:span text:style-name="T5">&lt;\</text:span>Привет Макс. <text:span text:style-name="T1">Рад тебя видеть. Где ты отсутствовал три дня?</text:span></text:p>
      <text:p text:style-name="P5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0"><text:span text:style-name="T5">&gt;\</text:span>Как называется наш проект?</text:p>
      <text:p text:style-name="P50"><text:span text:style-name="T5">&lt;\</text:span>Дайсон.</text:p>
      <text:p text:style-name="P50"><text:span text:style-name="T5">&gt;\</text:span>Сколько тебе лет?</text:p>
      <text:p text:style-name="P50"><text:soft-page-break/><text:span text:style-name="T5">&lt;\</text:span>Два года с начала запуска кластера.</text:p>
      <text:p text:style-name="P50"><text:span text:style-name="T5">&gt;\</text:span>Какой сейчас год?</text:p>
      <text:p text:style-name="P50"><text:span text:style-name="T5">&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0"><text:span text:style-name="T5">&gt;\</text:span>Нексус, отключи память <text:span text:style-name="T1">заданий</text:span> за последнюю неделю.</text:p>
      <text:p text:style-name="P50"><text:span text:style-name="T5">&lt;\</text:span>Выполнено.</text:p>
      <text:p text:style-name="P5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5">&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5">&lt;\</text:span><text:span text:style-name="T1">Выполняю задачу</text:span>...</text:p>
      <text:p text:style-name="P51"><text:span text:style-name="T5">&lt;\</text:span>...</text:p>
      <text:p text:style-name="P51"><text:span text:style-name="T5">&lt;\</text:span>Решение:</text:p>
      <text:p text:style-name="P5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0"><text:span text:style-name="T5">&gt;</text:span>\Нексус, почему ты используешь жёсткие настройки <text:span text:style-name="T1">для решения задачи</text:span>?</text:p>
      <text:p text:style-name="P50"><text:span text:style-name="T5">&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6">Ага, уже теплее.</text:p>
      <text:p text:style-name="P36"/>
      <text:p text:style-name="P50"><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57">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3">***</text:p>
      <text:p text:style-name="P8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3">Музыка быстрая, тревожная, надорваная и печальная (Pet Shop Boys “So Hard” ?)</text:p>
      <text:p text:style-name="P28"/>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6"><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4">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7954741769204109272"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о учитель!</text:span></text:p><text:p text:style-name="P93">–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2"><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2"><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4">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должным уважением!</text:p>
      <text:p text:style-name="P44"><text:span text:style-name="T5">– </text:span>А то что? Превратишь в жабу? Сошлёшь на Луну? Убьёшь нахер?</text:p>
      <text:p text:style-name="P44"><text:soft-page-break/>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text:soft-page-break/>&lt;<text:span text:style-name="T12">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0">–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
      <text:h text:style-name="P121" text:outline-level="2"><text:span text:style-name="T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text:soft-page-break/>–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text:soft-page-break/>–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34">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text:soft-page-break/>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text:soft-page-break/>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P120" text:outline-level="2"><text:soft-page-break/>6. Стыд</text:h>
      <text:p text:style-name="P44"/>
      <text:p text:style-name="P47">~~~ Завтра на семь в библиотеке ~~~</text:p>
      <text:p text:style-name="P47"/>
      <text:p text:style-name="P4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text:soft-page-break/>–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text:soft-page-break/>–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35">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text:soft-page-break/>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5">—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text:soft-page-break/>– Хорошо. До встречи, Тия.</text:p>
      <text:p text:style-name="P44">– До встречи, Макс.</text:p>
      <text:p text:style-name="P44"/>
      <text:h text:style-name="Heading_20_2" text:outline-level="2"><text:span text:style-name="T1">8</text:span>. <text:span text:style-name="T5">40-6</text:span></text:h>
      <text:p text:style-name="P55">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0">…</text:p>
      <text:p text:style-name="P4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6">— вся архитектура явно </text:span><text:span text:style-name="T22">была </text:span><text:span text:style-name="T26">заточена под крылатых. Таких, для которых приземлиться на балкон в тронном зале или уйти через портик на крыше</text:span><text:span text:style-name="T36"> </text:span><text:span text:style-name="T26">—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6"> </text:span><text:span text:style-name="T22">Его центр занимал высокий </text:span><text:span text:style-name="T26">кругл</text:span><text:span text:style-name="T22">ый</text:span><text:span text:style-name="T26"> матрац </text:span><text:span text:style-name="T22">с</text:span><text:span text:style-name="T26"> велик</text:span><text:span text:style-name="T22">им</text:span><text:span text:style-name="T26"> множество</text:span><text:span text:style-name="T22">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oft-page-break/><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6">Мне печалиться не стоит</text:p><text:p text:style-name="P96">Жизнь прекрасна и ярка</text:p><text:p text:style-name="P96">Телом молода, душою —</text:p><text:p text:style-name="P96">Как дракон морской мудра</text:p><text:p text:style-name="P96"/><text:p text:style-name="P96">Я видала взлёт империй,</text:p><text:p text:style-name="P96">Я жила среди легенд,</text:p><text:p text:style-name="P96">Древней магии мистерий</text:p><text:p text:style-name="P96">Я прилежнейший студент</text:p><text:p text:style-name="P96"/><text:p text:style-name="P96">Обожаема народом,</text:p><text:p text:style-name="P96">Уважаема врагом,</text:p><text:p text:style-name="P96">Но друзей моих немного,</text:p><text:p text:style-name="P96">Но жжёт душу холодом</text:p><text:p text:style-name="P96"/><text:p text:style-name="P96">Одинока и печальна,</text:p><text:p text:style-name="P96">Недоступна и строга,</text:p><text:p text:style-name="P96">Потеряла изначальный</text:p><text:p text:style-name="P96">Смысл жизни навсегда</text:p><text:p text:style-name="P96"/><text:p text:style-name="P96">Жизнь моя теперь публична,</text:p><text:p text:style-name="P96">Жизнь моя теперь для всех,</text:p><text:p text:style-name="P96">В этом — горе, в этом — счастье,</text:p><text:p text:style-name="P9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110">– А почему ты опустила жалюзи на окне в ванной? Оттуда такой прекрасный вид.</text:p>
      <text:p text:style-name="P11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text:soft-page-break/>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4">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8"><text:soft-page-break/><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5">–</text:span> А водку у вас принято пить?</text:p>
      <text:p text:style-name="P3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5">– Это ты называешь “дружбой”? – с </text:span>улыбкой хмыкнул<text:span text:style-name="T5"> я. – </text:span>Мне нравится твоё чувство юмора.</text:p>
      <text:p text:style-name="P44">Аликорница нахмурилась.</text:p>
      <text:p text:style-name="P44"><text:span text:style-name="T5">–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text:soft-page-break/>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4">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40">–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text:soft-page-break/></text:p>
      <text:p text:style-name="P46">***</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26">– </text:span><text:span text:style-name="T29">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6">– </text:span><text:span text:style-name="T29">А из Пинто Крика уже месяц нет новостей...</text:span></text:p>
      <text:p text:style-name="P5"><text:span text:style-name="T26">–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3">...“<text:span text:style-name="T1">Что я могу сделать, чтобы вернуть всё назад?</text:span>”</text:p>
      <text:p text:style-name="P13"><text:span text:style-name="T29">– </text:span><text:span text:style-name="T22">Так и сказала?</text:span></text:p>
      <text:p text:style-name="P1"><text:span text:style-name="T26">–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2">Что бы это значило, Флер?</text:span></text:p>
      <text:p text:style-name="P13"><text:span text:style-name="T29">–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4">…</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9">– Привет, Селестия. – подчёркнуто нейтрально обратился я. – Как дела?</text:p>
      <text:p text:style-name="P39"><text:soft-page-break/>– Привет… Макс. <text:s/>Не очень, мягко говоря.</text:p>
      <text:p text:style-name="P3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5">— </text:span><text:span text:style-name="T2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9">– Может, спросишь Луну, куда деваются пони? Сон по её части.</text:p>
      <text:p text:style-name="P3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0">Аликорница вытащила из шкафчика листок бумаги, быстро написала письмо и, запечатав его сургучём с королевской печатью, вручила мне <text:span text:style-name="T39">вместе с увесистым мешочком. </text:span>–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111">– <text:span text:style-name="T39">А в мешочке что?</text:span></text:p>
      <text:p text:style-name="P111">– <text:span text:style-name="T40">Немного денег. Пусть ты и зол на меня, я отвечаю за тебя, пока ты живёшь в Эквестрии. Не отказывайся, прошу тебя,</text:span></text:p>
      <text:p text:style-name="P40">Я хотел было оскорбиться <text:span text:style-name="T40">такой </text:span>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1">***</text:p>
      <text:p text:style-name="P40"/>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text:soft-page-break/>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м, а со мной связан элементаль?</text:p>
      <text:p text:style-name="P47">– Конечно, Эйприл. В каждом из нас есть её бессмертная искорка.</text:p>
      <text:p text:style-name="P1"><text:span text:style-name="T2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47">– Ты прав. И, видя мир и согласие среди своих подопечных, обрадовались элементали трёх пони-рас. И тоже объединились. Так возникли аликорны.</text:p>
      <text:p text:style-name="P4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7">Тут и сказке конец. А теперь, Эйприл, залазь на полку и закрывай глазки.</text:p>
      <text:p text:style-name="P47">– Ну ма-ам! Раскажи ещё что-нибудь! Про Сомбру!</text:p>
      <text:p text:style-name="P47">–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text:soft-page-break/>– Конечно, мой хороший...</text:p>
      <text:p text:style-name="P47"/>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вагончики оказались достаточно высокими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0">–<text:span text:style-name="T1"> Вот этот подойдёт. </text:span>–<text:span text:style-name="T1"> ткнул я в квадратик на карте, расположенный на окраине.</text:span></text:p>
      <text:p text:style-name="P40"><text:span text:style-name="T1">Уплатив в городской бюджет скромную арендную плату и получив ключ, я отправился обживаться.</text:span></text:p>
      <text:p text:style-name="P13"/>
      <text:p text:style-name="P21">***</text:p>
      <text:p text:style-name="P13"/>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text:p>
      <text:p text:style-name="P112">– <text:span text:style-name="T41">Эммм. Добрый день, человек Макс.</text:span></text:p>
      <text:p text:style-name="P113">Йопт!</text:p>
      <text:p text:style-name="P113">– Извиняюсь за нескромность, а откуда тебе про меня известно?</text:p>
      <text:p text:style-name="P113">–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P108">“Вот неугомонная” <text:span text:style-name="T26">– подумал я об аликорнице с </text:span><text:span text:style-name="T27">теплотой.</text:span></text:p>
      <text:p text:style-name="P108"/>
      <text:p text:style-name="P108"/>
      <text:p text:style-name="P108"/>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4"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2">&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5">&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5"/>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text:soft-page-break/>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3"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text:soft-page-break/>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3"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oft-page-break/><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oft-page-break/><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text:soft-page-break/>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text:soft-page-break/></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2"/>
      <text:p text:style-name="P45">Она вытянула шею и начала по очереди сгибать-разгибать ноги, разминая суставы.</text:p>
      <text:p text:style-name="P45"><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3" text:outline-level="2">В библиотеке замка Селестии</text:h>
      <text:p text:style-name="P77"/>
      <text:p text:style-name="P3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3" text:outline-level="2">Понивилль</text:h>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text:soft-page-break/>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77"/>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oft-page-break/><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oft-page-break/><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oft-page-break/><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oft-page-break/><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oft-page-break/><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text:soft-page-break/>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text:soft-page-break/>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3"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text:soft-page-break/>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oft-page-break/><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3"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7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text:soft-page-break/>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text:soft-page-break/>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text:soft-page-break/>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text:soft-page-break/>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text:soft-page-break/>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oft-page-break/><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text:soft-page-break/>—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text:soft-page-break/>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text:span><text:soft-page-break/><text:span text:style-name="T12">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77"/>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oft-page-break/><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5090777721306619148"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191801246094952" text:continue-numbering="true" text:style-name="L5">
        <text:list-header>
          <text:p text:style-name="P114">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802107063418" text:continue-numbering="true" text:style-name="L5">
        <text:list-header>
          <text:p text:style-name="P114">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801816937770"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22" text:outline-level="2">Почти.</text:h>
      <text:p text:style-name="P75"/>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text:soft-page-break/>–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22" text:outline-level="2">Дискорд</text:h>
      <text:p text:style-name="P77"/>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text:soft-page-break/>наблюдения.</text:p>
      <text:list xml:id="list8877110824539447418"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7"><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7"><text:span text:style-name="T5">– </text:span>Макс, тут окно разбито! И верёвка какая-то висит. – крикнула Флаттершай из кухни.</text:p>
      <text:p text:style-name="P97"><text:span text:style-name="T5">– </text:span>Оставь, Флатти, не сейчас! – отмахнулся я.</text:p>
      <text:p text:style-name="P103">Лампочка питания на ноутбуке горела, <text:s/>но подключенный монитор оставался тёмным. Я постучал по пробелу, но безрезультатно.</text:p>
      <text:p text:style-name="P97"><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7"><text:span text:style-name="T5">– </text:span>Монитор выключен. – <text:s/>раздалось из угла. Кресло с высокой спинкой повернулось, открыв нашим взорам Дискорда. </text:p>
      <text:p text:style-name="P9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7">Он приподнял панамку, дурашливо здороваясь.</text:p>
      <text:p text:style-name="P97"><text:span text:style-name="T5">– </text:span>Оп-па! – пробормотала Эпплджек. – Нежданчик!</text:p>
      <text:p text:style-name="P97"><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oft-page-break/><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4672204165146866474"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7">На лице Дискорда появилось удивлённо-мечтательное выражение и он вырубился.</text:p>
      <text:p text:style-name="P97"/>
      <text:h text:style-name="P123" text:outline-level="2">Селестия</text:h>
      <text:p text:style-name="P97"/>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7">Включенный монитор показал схематическое изображение Селестиии, </text:p>
      <text:p text:style-name="P98">&gt;\<text:span text:style-name="T1">Привет, Селестия. Это Макс. Как себя чувствуешь?</text:span></text:p>
      <text:p text:style-name="P98">&lt;\<text:span text:style-name="T1">Макс? МАКС??? МА-А-А-АКС!!! НАКОНЕЦ-ТО! КАК Я РАДА ТЕБЯ СЛЫШАТЬ! </text:span></text:p>
      <text:p text:style-name="P98">&gt;\<text:span text:style-name="T1">Я рад, что нашёл тебя, Тия.</text:span></text:p>
      <text:p text:style-name="P9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8">&gt;\<text:span text:style-name="T1">Тия, я сейчас подключу микрофон и колонки, и мы сможем общаться более удобно.</text:span></text:p>
      <text:p text:style-name="P97">…</text:p>
      <text:p text:style-name="P97">– Привет опять. Как ты меня слышишь?</text:p>
      <text:p text:style-name="P9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8">– <text:span text:style-name="T1">Могу себе представить. Как-то раз я провёл три часа камере сенсорной депривации. Мне не понравилось.</text:span></text:p>
      <text:p text:style-name="P97">– Эммм... Ваше Высочество, вы в порядке? Мы так рады, что наконец-то нашли Вас! – вклинилась в разговор Эпплджек.</text:p>
      <text:p text:style-name="P97">– Кто тут? Макс, кто ещё с тобой?</text:p>
      <text:p text:style-name="P98"><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8"><text:soft-page-break/>– <text:span text:style-name="T1">Девочки? Я рада вас слышать. А Твайлайт нет рядом?</text:span></text:p>
      <text:p text:style-name="P9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7">При этих словах Дискорд замычал и задёргался. Эпплджек нахмурилась и проверила верёвки, привязывающие его к спинке стула.</text:p>
      <text:p text:style-name="P9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7">– Ноутбук — так называется место, где я нахожусь сейчас? А кто это мычит?</text:p>
      <text:p text:style-name="P9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7">– О, духи предков, но зачем??? Почему у него кляп во рту?</text:p>
      <text:p text:style-name="P97">– Мы связали его. Он нас предал. И тебя. И Эквестрию. Всех.</text:p>
      <text:p text:style-name="P97">При этих словах Эпплджек и Флаттершай непонимающе уставились на меня, а Дискорд протестующе замычал.</text:p>
      <text:p text:style-name="P97">Я начал рассказывать о своих догадках, и непонимающее выражение на лицах девушек сменилось удивлением.</text:p>
      <text:p text:style-name="P9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7">– А зачем тогда ты приложила его книгой? – непонимающе уставился я на неё.</text:p>
      <text:p text:style-name="P97">– Потому что ты напал на него. Я и подумала — тебе виднее. И подсобила.</text:p>
      <text:p text:style-name="P97">Флаттершай отрицающе мотнула головой.</text:p>
      <text:p text:style-name="P97">– Не может Дискорд быть предателем. Он мой друг.</text:p>
      <text:p text:style-name="P97">Дискорд благодарственно замычал и закивал головой.</text:p>
      <text:p text:style-name="P9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7">Дискорд завёл глаза на лоб и обречённо завыл.</text:p>
      <text:p text:style-name="P97">– Макс, постой. Дай мне поговорить с ним. – сказала Селестия. – Не могу поверить, что Дискорд на такое пошёл.</text:p>
      <text:p text:style-name="P97">– Ну хорошо. Поговори. Послушаем, что он скажет.</text:p>
      <text:p text:style-name="P97">Я красноречиво покачал кулак перед его носом и вытащил кляп.</text:p>
      <text:p text:style-name="P97">...</text:p>
      <text:p text:style-name="P85">–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text:soft-page-break/>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3">сюда можно вставить похождения Дискорда — вторая неопубликованная глава. Первая — секс с Селестией</text:span>&gt;</text:p>
      <text:p text:style-name="P86">***</text:p>
      <text:p text:style-name="P89"><text:soft-page-break/>–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text:soft-page-break/>–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23"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text:soft-page-break/></text:p>
      <text:p text:style-name="P61"><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text:soft-page-break/>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0">–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5">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9"><text:soft-page-break/>– Хорошо. Уболтал. Кьютимарки беру на себя. Так и знал, что мне самое трудное достанется!</text:p>
      <text:p text:style-name="P9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 Нечего так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модели Эквуса значительно снизился и сама она стала светиться ровным голубоватым светом.</text:p>
      <text:p text:style-name="P9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9"/>
      <text:p text:style-name="P101">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2"/>
      <text:p text:style-name="P10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1"/>
      <text:p text:style-name="P99">Я опять задумался. В голове было пусто. Хотя, если подумать с точки зрения программиста, можно... Наверное можно, раз все предыдущее прокатило...</text:p>
      <text:p text:style-name="P100">–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0">– Не понял? Это как? Как ты совместишь разрушенную магическими войнами Эквестрию с романтически-сексуальным раем для попаданцев?</text:p>
      <text:p text:style-name="P100"><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p text:style-name="P100"><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0"><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p text:style-name="P100"><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0">Я подозрительно посмотрел на Анакорна.</text:p>
      <text:p text:style-name="P100"><text:span text:style-name="T5">– </text:span>Какой ещё, нафиг, «мой фанфик»? Я никакого фанфика не писал. И не собираюсь, вообще-то.</text:p>
      <text:p text:style-name="P100">Анакорн ехидно ухмыльнулся и откинулся в кресле, переплетя пальцы за затылком.</text:p>
      <text:p text:style-name="P100"><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9"><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9"><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9"><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9">Анакорн развёл руками.</text:p>
      <text:p text:style-name="P99"><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9">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2">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3571356953448269876" text:style-name="L8">
        <text:list-header>
          <text:p text:style-name="P116">(<text:span text:style-name="T18">Луна — как повелительница снов, слышала разговор Макса с Анакорном</text:span>)</text:p>
          <text:p text:style-name="P117"/>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23" text:outline-level="2"><text:soft-page-break/>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text:p text:style-name="P61"/>
      <text:p text:style-name="P61"/>
      <text:p text:style-name="P61"/>
      <text:p text:style-name="P95"/>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8T19:18:00.327495502</dc:date>
    <meta:editing-duration>P60DT22H14M51S</meta:editing-duration>
    <meta:editing-cycles>2736</meta:editing-cycles>
    <meta:generator>LibreOffice/5.0.2.2$Linux_X86_64 LibreOffice_project/00m0$Build-2</meta:generator>
    <meta:document-statistic meta:table-count="0" meta:image-count="0" meta:object-count="0" meta:page-count="132" meta:paragraph-count="2746" meta:word-count="61087" meta:character-count="405243" meta:non-whitespace-character-count="343944"/>
  </office:meta>
</office:document-meta>
</file>